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, verdana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6e633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6e633" officeooo:paragraph-rsid="0016e633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rsid="0016e633" officeooo:paragraph-rsid="0016e633"/>
    </style:style>
    <style:style style:name="T1" style:family="text">
      <style:text-properties officeooo:rsid="0016e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 Szürke Patás</text:h>
      <text:p text:style-name="P4">C</text:p>
      <text:p text:style-name="P2">Havasvég<text:line-break/><text:span text:style-name="T1">E7</text:span></text:p>
      <text:p text:style-name="P2">tetején<text:line-break/><text:span text:style-name="T1">Am7</text:span></text:p>
      <text:p text:style-name="P2">lakik rég,</text:p>
      <text:p text:style-name="P2"><text:span text:style-name="T1">Gm7 C7</text:span><text:line-break/>egy rénszarvaslegény,<text:line-break/><text:span text:style-name="T1">Em7 Am7</text:span></text:p>
      <text:p text:style-name="P2">a Szürke Patás.</text:p>
      <text:p text:style-name="P2"><text:span text:style-name="T1">Dm7 G</text:span><text:line-break/>Csak ő húz így szánt, senki más!<text:line-break/></text:p>
      <text:p text:style-name="P2"><text:span text:style-name="T1">C</text:span><text:line-break/>Lehet hó,<text:line-break/><text:span text:style-name="T1">E7</text:span></text:p>
      <text:p text:style-name="P2">lehet tél,</text:p>
      <text:p text:style-name="P2"><text:span text:style-name="T1">Am7</text:span><text:line-break/>szalad, vágtat az égen,</text:p>
      <text:p text:style-name="P2"><text:span text:style-name="T1">Gm7 C7</text:span><text:line-break/>bárhogy fúj a szél.</text:p>
      <text:p text:style-name="P2"><text:span text:style-name="T1">Em7 Am7</text:span><text:line-break/>Se sapka, se sál,</text:p>
      <text:p text:style-name="P2"><text:span text:style-name="T1">Dm7 G</text:span><text:line-break/>így jó vörös tőle az orra már!<text:line-break/></text:p>
      <text:p text:style-name="P2"><text:span text:style-name="T1">Gm7 C</text:span><text:line-break/>Mert Játékország szíve mélyén<text:line-break/><text:span text:style-name="T1">F Dm</text:span></text:p>
      <text:p text:style-name="P2">folyton hull a hó,</text:p>
      <text:p text:style-name="P2"><text:span text:style-name="T1">Gm C F</text:span><text:line-break/>el kél hát egy hosszú horgolt sál.</text:p>
      <text:p text:style-name="P2"><text:span text:style-name="T1">A# Am7</text:span><text:line-break/>Bárcsak látná Télapó,</text:p>
      <text:p text:style-name="P2"><text:span text:style-name="T1">Gm F</text:span><text:line-break/>és húzna gyorsan rá<text:line-break/><text:span text:style-name="T1">E</text:span></text:p>
      <text:p text:style-name="P2">még tél előtt</text:p>
      <text:p text:style-name="P2"><text:span text:style-name="T1">G</text:span><text:line-break/>egy szarvasfejfedőt!<text:line-break/></text:p>
      <text:p text:style-name="P2"><text:span text:style-name="T1">C</text:span><text:line-break/>Jön a szán,<text:line-break/><text:span text:style-name="T1">E7</text:span></text:p>
      <text:p text:style-name="P2">csupa fény,<text:line-break/><text:span text:style-name="T1">Am7</text:span></text:p>
      <text:p text:style-name="P2">s miután </text:p>
      <text:p text:style-name="P3">Cm7 C7</text:p>
      <text:p text:style-name="P2">lefékez a ház tetején, </text:p>
      <text:p text:style-name="P3">Em7 Am7</text:p>
      <text:p text:style-name="P2">nagy fújtatás</text:p>
      <text:p text:style-name="P2"><text:span text:style-name="T1">Dm7 G</text:span><text:line-break/>a jel, hogy megjött Szürke Patás.<text:line-break/><text:line-break/>Csak egy perc,<text:line-break/>amíg vár,<text:line-break/>hogy a zsákot bedobja<text:line-break/>a Télapó, s tova száll<text:line-break/>a téli tájon át,<text:line-break/>bár nyúzza a huzat a nóziját.<text:line-break/><text:line-break/>Mert játékország...<text:line-break/><text:line-break/>[Szervusztok gyerekek!Nincs valakinél egy papírzsepi?<text:line-break/><text:line-break/>Mert játékország..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, verdan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31:33.436904124</meta:creation-date>
    <dc:date>2022-12-06T12:44:23.102710341</dc:date>
    <meta:editing-duration>PT12M50S</meta:editing-duration>
    <meta:editing-cycles>1</meta:editing-cycles>
    <meta:document-statistic meta:table-count="0" meta:image-count="0" meta:object-count="0" meta:page-count="1" meta:paragraph-count="29" meta:word-count="161" meta:character-count="808" meta:non-whitespace-character-count="667"/>
    <meta:generator>LibreOffice/7.4.3.2$Linux_X86_64 LibreOffice_project/40$Build-2</meta:generator>
  </office:meta>
</office:document-meta>
</file>